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örkrav</text:h>
      <text:list xml:id="list30634461" text:style-name="L4">
        <text:list-item>
          <text:p text:style-name="P4">Kundtestregistret samt test databasen för kalendern är laddat.</text:p>
        </text:list-item>
        <text:list-item>
          <text:p text:style-name="P4">Kalenderschemat innehåller en ledig tid 20 februari kl 15 och en ledig tid 21 februari kl 13:00 samt en fullbokad dag 25 februari.</text:p>
        </text:list-item>
        <text:list-item>
          <text:p text:style-name="P4">Kundtestregistret innehåller kundinformation för Lasse Larsson med registernr ÅLS 123</text:p>
        </text:list-item>
        <text:list-item>
          <text:p text:style-name="P4">Kundtestregistret saknar kundinformation för Isak Isaksson med registernr ÅLR 002</text:p>
        </text:list-item>
      </text:list>
      <text:h text:style-name="Heading_20_1" text:outline-level="1">Efterkrav</text:h>
      <text:list xml:id="list31141063" text:style-name="L5">
        <text:list-item>
          <text:p text:style-name="P5">Kalender databasen skall innehålla en service för Lasse Larsson den 20 februari kl 15:00</text:p>
        </text:list-item>
      </text:list>
      <text:h text:style-name="Heading_20_1" text:outline-level="1">Testfall 1.1 Huvudscenario registrera service</text:h>
      <text:list xml:id="list30412520" text:style-name="L1">
        <text:list-item>
          <text:p text:style-name="P1">Öppna systemets kalender</text:p>
        </text:list-item>
        <text:list-item>
          <text:p text:style-name="P1">Systemet presenterar lediga tider för service</text:p>
        </text:list-item>
        <text:list-item>
          <text:p text:style-name="P1">Välj tid: 20 februari kl 15:00</text:p>
        </text:list-item>
        <text:list-item>
          <text:p text:style-name="P1">Systemet begär kundinformation samt serviceåtgärder</text:p>
        </text:list-item>
        <text:list-item>
          <text:p text:style-name="P1">Kundinformation: Namn = Lasse Larsson, Registernr = ÅLS 123, Serviceåtgärd: Oljebyte</text:p>
        </text:list-item>
        <text:list-item>
          <text:p text:style-name="P1">Systemet presenterar kalendern med ifyllt serviceärende samt övriga kunduppgifter från kundregistret</text:p>
        </text:list-item>
        <text:list-item>
          <text:p text:style-name="P1">Bekräfta bokningen</text:p>
        </text:list-item>
        <text:list-item>
          <text:p text:style-name="P1">Lyckad registrering av service</text:p>
        </text:list-item>
      </text:list>
      <text:h text:style-name="Heading_20_1" text:outline-level="1">Testfall 1.2 Alt scenario 2a inga lediga tider</text:h>
      <text:list xml:id="list30414328" text:style-name="L2">
        <text:list-item>
          <text:p text:style-name="P2">Öppna systemets kalender</text:p>
        </text:list-item>
        <text:list-item>
          <text:p text:style-name="P2">Systemet presenterar lediga tider för service</text:p>
        </text:list-item>
        <text:list-item>
          <text:p text:style-name="P2">Gör sökning på specifikt datum: 25 februari</text:p>
        </text:list-item>
        <text:list-item>
          <text:p text:style-name="P2">Systemet raporterar att det inte finns någon ledig tid</text:p>
        </text:list-item>
        <text:list-item>
          <text:p text:style-name="P2">Lyckad presentation av inga lediga tider</text:p>
        </text:list-item>
      </text:list>
      <text:h text:style-name="Heading_20_1" text:outline-level="1">Testfall 1.3 Alt scenario 6a Kund saknas i registret</text:h>
      <text:list xml:id="list30427370" text:style-name="L3">
        <text:list-item>
          <text:p text:style-name="P3">Öppna systemets kalender</text:p>
        </text:list-item>
        <text:list-item>
          <text:p text:style-name="P3">Välj tid: 21 februari kl 13:00</text:p>
        </text:list-item>
        <text:list-item>
          <text:p text:style-name="P3">Kundinformation: Namn = Isak Isaksson, Registernr = ÅLR 002, Serviceåtgärd: Oljebyte</text:p>
        </text:list-item>
        <text:list-item>
          <text:p text:style-name="P3">Systemet rapporterar att kund ej finns med i registret och begär servicebokaren registrera ny kund</text:p>
        </text:list-item>
        <text:list-item>
          <text:p text:style-name="P3">Lyckad begäran av ny kundregistre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9T07:36:07.30</meta:creation-date>
    <dc:date>2013-12-19T11:03:33.33</dc:date>
    <meta:editing-duration>PT01H10M56S</meta:editing-duration>
    <meta:editing-cycles>5</meta:editing-cycles>
    <meta:generator>OpenOffice.org/3.2$Win32 OpenOffice.org_project/320m12$Build-9483</meta:generator>
    <meta:document-statistic meta:table-count="0" meta:image-count="0" meta:object-count="0" meta:page-count="1" meta:paragraph-count="28" meta:word-count="231" meta:character-count="1512"/>
  </office:meta>
</office:document-meta>
</file>